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C9000001F5F64E06E1.jpg" manifest:media-type="image/jpeg"/>
  <manifest:file-entry manifest:full-path="Pictures/10000000000003D7000002517FEF68F0.jpg" manifest:media-type="image/jpeg"/>
  <manifest:file-entry manifest:full-path="Pictures/100000000000020A000001267E829EA6.jpg" manifest:media-type="image/jpeg"/>
  <manifest:file-entry manifest:full-path="Pictures/10000000000001F6000000FB7E1F93C0.jpg" manifest:media-type="image/jpeg"/>
  <manifest:file-entry manifest:full-path="Pictures/10000000000003C20000023321D2235C.jpg" manifest:media-type="image/jpeg"/>
  <manifest:file-entry manifest:full-path="Pictures/10000000000002DB00000247007D945A.jpg" manifest:media-type="image/jpeg"/>
  <manifest:file-entry manifest:full-path="Pictures/10000000000002B0000001683AAA0199.png" manifest:media-type="image/png"/>
  <manifest:file-entry manifest:full-path="Pictures/10000000000003090000019AEC3CDAD1.png" manifest:media-type="image/png"/>
  <manifest:file-entry manifest:full-path="Pictures/10000201000003430000015B61FA131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bottom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199cm" svg:height="10.471cm" svg:x="1.5cm" svg:y="5.5cm" presentation:class="graphic" presentation:user-transformed="true">
          <draw:image xlink:href="Pictures/10000201000003430000015B61FA131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IC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>http://www.softwareadvice.com/tco/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IC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ources: http://www.cisco.com/c/en/us/solutions/collateral/service-provider/global-cloud-index-gci/Cloud_Index_White_Paper.pd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21.204cm" svg:height="12.025cm" svg:x="2.5cm" svg:y="5.5cm">
          <draw:image xlink:href="Pictures/10000000000002B0000001683AAA01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0.559cm" svg:height="10.848cm" svg:x="3.941cm" svg:y="7.652cm">
          <draw:image xlink:href="Pictures/10000000000003090000019AEC3CDA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19.34cm" svg:height="15.424cm" svg:x="4.5cm" svg:y="4cm">
          <draw:image xlink:href="Pictures/10000000000002DB00000247007D94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1.762cm" svg:height="10.604cm" svg:x="1.738cm" svg:y="6.896cm">
          <draw:image xlink:href="Pictures/10000000000001F6000000FB7E1F93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19.5cm" svg:height="10cm" svg:x="4.5cm" svg:y="6.5cm">
          <draw:image xlink:href="Pictures/100000000000020A000001267E829E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452cm" svg:height="14.895cm" svg:x="1.5cm" svg:y="4.5cm">
          <draw:image xlink:href="Pictures/10000000000003C20000023321D223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15.757cm" svg:height="12.18cm" svg:x="6.12cm" svg:y="4.914cm" presentation:class="outline" presentation:placeholder="true" presentation:user-transformed="true">
          <draw:text-box/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6.008cm" svg:height="15.689cm" svg:x="1cm" svg:y="3.811cm">
          <draw:image xlink:href="Pictures/10000000000003D7000002517FEF68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4cm" svg:height="15cm" svg:x="2.5cm" svg:y="5cm" presentation:class="graphic" presentation:user-transformed="true">
          <draw:image xlink:href="Pictures/10000000000002C9000001F5F64E06E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5M32S</meta:editing-duration>
    <meta:editing-cycles>4</meta:editing-cycles>
    <meta:generator>LibreOffice/4.3.4.1$Windows_x86 LibreOffice_project/bc356b2f991740509f321d70e4512a6a54c5f243</meta:generator>
    <dc:date>2015-05-03T22:41:51.239000000</dc:date>
    <meta:document-statistic meta:object-count="68"/>
  </office:meta>
</office:document-meta>
</file>